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AndaleMono" svg:font-family="AndaleMono" style:font-family-generic="roman"/>
    <style:font-face style:name="Verdana" svg:font-family="Verdana" style:font-family-generic="swiss"/>
    <style:font-face style:name="Verdana,Bold" svg:font-family="'Verdana,Bold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333333" style:font-name="Verdana,Bold" fo:font-size="11pt" style:font-name-asian="Verdana,Bold" style:font-size-asian="11pt" style:font-name-complex="Verdana,Bold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fo:color="#333333" style:font-name="Verdana" fo:font-size="11pt" style:font-name-asian="Verdana" style:font-size-asian="11pt" style:font-name-complex="Verdana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fo:color="#790029" style:font-name="AndaleMono" fo:font-size="11pt" style:font-name-asian="AndaleMono" style:font-size-asian="11pt" style:font-name-complex="AndaleMono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fo:color="#790029" style:font-name="AndaleMono" fo:font-size="11pt" style:font-name-asian="AndaleMono" style:font-size-asian="11pt" style:font-name-complex="AndaleMono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fo:color="#333333" style:font-name="Verdana,Bold" fo:font-size="11pt" style:font-name-asian="Verdana,Bold" style:font-size-asian="11pt" style:font-name-complex="Verdana,Bold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fo:color="#333333" style:font-name="Verdana" fo:font-size="11pt" style:font-name-asian="Verdana" style:font-size-asian="11pt" style:font-name-complex="Verdana" style:font-size-complex="11pt"/>
    </style:style>
    <style:style style:name="T1" style:family="text">
      <style:text-properties fo:color="#000000"/>
    </style:style>
    <style:style style:name="T2" style:family="text">
      <style:text-properties style:font-name="Verdana" style:font-name-asian="Verdana" style:font-name-complex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<text:span text:style-name="T2">What will be matched by the following regular expressions?</text:span></text:p>
      <text:p text:style-name="P3"/>
      <text:p text:style-name="P3">X* <text:s text:c="53"/><text:span text:style-name="T1">Matches zero to all occurrences of X</text:span></text:p>
      <text:p text:style-name="P3"/>
      <text:p text:style-name="P3"/>
      <text:p text:style-name="P3">xx* <text:tab/><text:tab/><text:tab/><text:tab/><text:tab/><text:span text:style-name="T1">Matches one or more X</text:span></text:p>
      <text:p text:style-name="P3"/>
      <text:p text:style-name="P3"/>
      <text:p text:style-name="P3">x\{1,5\} <text:tab/><text:tab/><text:tab/><text:tab/><text:span text:style-name="T1">Matches one to five consecutive X</text:span></text:p>
      <text:p text:style-name="P3"/>
      <text:p text:style-name="P3"/>
      <text:p text:style-name="P3">x\{5,\}<text:tab/><text:tab/><text:tab/><text:tab/><text:tab/><text:span text:style-name="T1">Matches at least 5 consecutive x</text:span></text:p>
      <text:p text:style-name="P3"/>
      <text:p text:style-name="P3"/>
      <text:p text:style-name="P3">x\{10\}<text:tab/><text:tab/><text:tab/><text:tab/><text:tab/>Matches exactly 10 x<text:tab/><text:tab/><text:tab/></text:p>
      <text:p text:style-name="P3"/>
      <text:p text:style-name="P3"/>
      <text:p text:style-name="P3">[0-9]<text:tab/><text:tab/><text:tab/><text:tab/><text:tab/>any digit character from 0 to 9</text:p>
      <text:p text:style-name="P3"/>
      <text:p text:style-name="P3"/>
      <text:p text:style-name="P3">[0-9]*<text:tab/><text:tab/><text:tab/><text:tab/><text:tab/>matches zero or more digit characters from 0 to 9 </text:p>
      <text:p text:style-name="P3"/>
      <text:p text:style-name="P3"/>
      <text:p text:style-name="P3">[0-9][0-9][0-9]<text:tab/><text:tab/><text:tab/><text:tab/>shows a line containing three consecutive digits from 0 to 9</text:p>
      <text:p text:style-name="P3"/>
      <text:p text:style-name="P3"/>
      <text:p text:style-name="P3">[0-9]\{3\}<text:tab/><text:tab/><text:tab/><text:tab/>shows a line containing exactly three digits 0 to 9</text:p>
      <text:p text:style-name="P3"/>
      <text:p text:style-name="P3"/>
      <text:p text:style-name="P3">[0-9]\{3,5\}<text:tab/><text:tab/><text:tab/><text:tab/>shows a line containing 3 to 5 consecutive digits 0 to 9</text:p>
      <text:p text:style-name="P3"/>
      <text:p text:style-name="P3"/>
      <text:p text:style-name="P3">[0-9]\{1,3\},[0-9]\{3\}<text:tab/><text:tab/><text:tab/>shows a line containing 1 to 3 digits or 3 or more digits</text:p>
      <text:p text:style-name="P3"/>
      <text:p text:style-name="P3"/>
      <text:p text:style-name="P3"/>
      <text:p text:style-name="P3">^\...<text:tab/><text:tab/><text:tab/><text:tab/><text:tab/>Matches any line that start with a dot follow by any two characters</text:p>
      <text:p text:style-name="P3"/>
      <text:p text:style-name="P3"/>
      <text:p text:style-name="P3">[A-Za-z_][A-Za-z_0-9]*<text:tab/><text:tab/>matches any letters and underscore follow by any alphanumeric <text:tab/><text:tab/><text:tab/><text:tab/><text:tab/><text:tab/>characters and underscore</text:p>
      <text:p text:style-name="P3"/>
      <text:p text:style-name="P3"/>
      <text:p text:style-name="P3">\([A-Za-z0-9]\{1,\}\)\1<text:tab/><text:tab/><text:tab/></text:p>
      <text:p text:style-name="P3"/>
      <text:p text:style-name="P3"/>
      <text:p text:style-name="P3">^Begin$<text:tab/><text:tab/><text:tab/><text:tab/>Matches any line that contains just the word “Begin”</text:p>
      <text:p text:style-name="P3"/>
      <text:p text:style-name="P3"/>
      <text:p text:style-name="P3">^\(.\).*\1$<text:tab/><text:tab/><text:tab/><text:tab/></text:p>
      <text:p text:style-name="P3"/>
      <text:p text:style-name="P1"/>
      <text:p text:style-name="P1"/>
      <text:p text:style-name="P1"><text:soft-page-break/></text:p>
      <text:p text:style-name="P1"/>
      <text:p text:style-name="P1">2:<text:span text:style-name="T2">What will be the effect of the following commands?</text:span></text:p>
      <text:p text:style-name="P3"/>
      <text:p text:style-name="P3">who | grep 'mary'<text:tab/><text:tab/><text:tab/><text:tab/>looks for a user called mary</text:p>
      <text:p text:style-name="P3"/>
      <text:p text:style-name="P3">who | grep '^mary'<text:tab/><text:tab/><text:tab/><text:tab/>executes who command and looks if mary was the first<text:tab/><text:tab/><text:tab/><text:tab/><text:tab/><text:tab/><text:tab/>logged in</text:p>
      <text:p text:style-name="P3"/>
      <text:p text:style-name="P3">grep '[Uu]nix' ch?/*<text:tab/><text:tab/><text:tab/><text:tab/>looks for Unix or unix in any file that begins with “ch” any <text:tab/><text:tab/><text:tab/><text:tab/><text:tab/><text:tab/><text:tab/>charactera and a / and any other character</text:p>
      <text:p text:style-name="P3"/>
      <text:p text:style-name="P3">ls -l | sort +4n<text:tab/><text:tab/><text:tab/><text:tab/><text:tab/>list and files and sorts then skiping the first 4 lines</text:p>
      <text:p text:style-name="P3"/>
      <text:p text:style-name="P3">sed '/^$/d' text &gt; text.out</text:p>
      <text:p text:style-name="P3"/>
      <text:p text:style-name="P3">sed 's/\([Uu]nix\)/\1(TM)/g' text &gt; text.out</text:p>
      <text:p text:style-name="P3"/>
      <text:p text:style-name="P3">date | cut -c12-16</text:p>
      <text:p text:style-name="P3"/>
      <text:p text:style-name="P3">date | cut -c5-11,25- | sed 's/\([0-9]\{1,2\}\)/\1,/'</text:p>
      <text:p text:style-name="P1"/>
      <text:p text:style-name="P1">3:<text:span text:style-name="T2">Write the commands to</text:span></text:p>
      <text:p text:style-name="P2"/>
      <text:p text:style-name="P2">a.Find all logged-in users with usernames of at least four characters.</text:p>
      <text:p text:style-name="P2"/>
      <text:p text:style-name="P2">who | grep '[a-zA-z0-9]\{4\}'</text:p>
      <text:p text:style-name="P2"/>
      <text:p text:style-name="P2">b.Find all users on your system whose user ids are greater than 99.</text:p>
      <text:p text:style-name="P2"/>
      <text:p text:style-name="P2">who -l | grep 'id=[0-9]\{3\}'</text:p>
      <text:p text:style-name="P2"/>
      <text:p text:style-name="P2">c.Find the number of users on your system whose user ids are greater than 99.</text:p>
      <text:p text:style-name="P2"/>
      <text:p text:style-name="P2"/>
      <text:p text:style-name="P2">d.List all the files in your directory in decreasing order of file siz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AndaleMono" svg:font-family="AndaleMono" style:font-family-generic="roman"/>
    <style:font-face style:name="Verdana" svg:font-family="Verdana" style:font-family-generic="swiss"/>
    <style:font-face style:name="Verdana,Bold" svg:font-family="'Verdana,Bold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09-28T19:43:43</meta:creation-date>
    <dc:date>2011-10-12T20:46:54</dc:date>
    <dc:creator>MCC Account</dc:creator>
    <meta:editing-duration>PT2H49M4S</meta:editing-duration>
    <meta:editing-cycles>3</meta:editing-cycles>
    <meta:generator>LibreOffice/3.3$Linux LibreOffice_project/330m19$Build-8</meta:generator>
    <meta:document-statistic meta:table-count="0" meta:image-count="0" meta:object-count="0" meta:page-count="2" meta:paragraph-count="33" meta:word-count="313" meta:character-count="1916"/>
  </office:meta>
</office:document-meta>
</file>